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svg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style-name="a0" draw:name="Graphic 1" text:anchor-type="as-char" svg:x="0in" svg:y="0in" svg:width="7.81944in" svg:height="4.39861in" style:rel-width="scale" style:rel-height="scale"><draw:image xlink:href="media/image1.sv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Times New Roman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-0.0138in" style:text-scale="100%" style:letter-kerning="false" style:text-position="0% 100%" fo:font-size="16pt" style:font-size-asian="16pt" style:font-size-complex="16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9166in" fo:margin-left="0.3611in" fo:margin-bottom="0.5in" fo:margin-right="0.319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oussa.bentaleb@outlook.fr</meta:initial-creator>
    <dc:creator>moussa.bentaleb@outlook.fr</dc:creator>
    <meta:creation-date>2024-01-29T11:42:00Z</meta:creation-date>
    <dc:date>2024-01-29T11:44:00Z</dc:date>
    <meta:template xlink:href="Normal" xlink:type="simple"/>
    <meta:editing-cycles>1</meta:editing-cycles>
    <meta:editing-duration>PT120S</meta:editing-duration>
    <meta:document-statistic meta:page-count="1" meta:paragraph-count="1" meta:word-count="0" meta:character-count="1" meta:row-count="1" meta:non-whitespace-character-count="1"/>
  </office:meta>
</office:document-meta>
</file>